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477d5" style:font-weight-asian="bold" style:font-weight-complex="bold"/>
    </style:style>
    <style:style style:name="P2" style:family="paragraph" style:parent-style-name="Text_20_body">
      <style:text-properties officeooo:rsid="0020c7a7" officeooo:paragraph-rsid="001477d5"/>
    </style:style>
    <style:style style:name="P3" style:family="paragraph" style:parent-style-name="Text_20_body">
      <style:text-properties officeooo:rsid="000e757a" officeooo:paragraph-rsid="001477d5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officeooo:rsid="0015587e" officeooo:paragraph-rsid="001477d5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paragraph-rsid="001477d5"/>
    </style:style>
    <style:style style:name="P6" style:family="paragraph" style:parent-style-name="Standard">
      <style:paragraph-properties fo:text-align="justify" style:justify-single-word="false"/>
      <style:text-properties officeooo:paragraph-rsid="001477d5"/>
    </style:style>
    <style:style style:name="P7" style:family="paragraph" style:parent-style-name="Text_20_body" style:list-style-name="L1">
      <style:text-properties officeooo:rsid="000c4d51" officeooo:paragraph-rsid="001477d5"/>
    </style:style>
    <style:style style:name="P8" style:family="paragraph" style:parent-style-name="Text_20_body" style:list-style-name="L1">
      <style:text-properties officeooo:rsid="000f2476" officeooo:paragraph-rsid="001477d5"/>
    </style:style>
    <style:style style:name="P9" style:family="paragraph" style:parent-style-name="Text_20_body" style:list-style-name="L1">
      <style:text-properties officeooo:rsid="000e872d" officeooo:paragraph-rsid="001477d5"/>
    </style:style>
    <style:style style:name="P10" style:family="paragraph" style:parent-style-name="Text_20_body" style:list-style-name="L1">
      <style:text-properties officeooo:rsid="0010af9c" officeooo:paragraph-rsid="001477d5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477d5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1477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05afd"/>
    </style:style>
    <style:style style:name="T9" style:family="text">
      <style:text-properties officeooo:rsid="0014431c"/>
    </style:style>
    <style:style style:name="T10" style:family="text">
      <style:text-properties officeooo:rsid="0015587e"/>
    </style:style>
    <style:style style:name="T11" style:family="text">
      <style:text-properties officeooo:rsid="00279d2e"/>
    </style:style>
    <style:style style:name="T12" style:family="text">
      <style:text-properties officeooo:rsid="001efd2f"/>
    </style:style>
    <style:style style:name="T13" style:family="text">
      <style:text-properties officeooo:rsid="0016ca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2"><text:span text:style-name="T5">Visualizza categoria <text:s/></text:span><text:span text:style-name="T9">Iscritto</text:span><text:span text:style-name="T7"> </text:span><text:span text:style-name="T5"><text:s/>(ricerca per nome)</text:span></text:p>
          </table:table-cell>
        </table:table-row>
        <table:table-row table:style-name="Tabella1.2">
          <table:table-cell table:style-name="Tabella1.A2" office:value-type="string">
            <text:p text:style-name="P1">Istanza degli attori partecipanti</text:p>
          </table:table-cell>
          <table:table-cell table:style-name="Tabella1.B2" office:value-type="string">
            <text:p text:style-name="P3">Giulio: <text:s/><text:span text:style-name="T10">Direttore</text:span></text:p>
          </table:table-cell>
        </table:table-row>
        <table:table-row table:style-name="Tabella1.3">
          <table:table-cell table:style-name="Tabella1.A2" office:value-type="string">
            <text:p text:style-name="P5"><text:span text:style-name="T1">Flusso degli eventi</text:span> </text:p>
          </table:table-cell>
          <table:table-cell table:style-name="Tabella1.B2" office:value-type="string">
            <text:list xml:id="list32276124" text:style-name="L1">
              <text:list-item>
                <text:p text:style-name="P7"><text:span text:style-name="T2">Giulio, </text:span><text:span text:style-name="T10">direttore dell'asilo,deve </text:span><text:span text:style-name="T2"><text:s/></text:span><text:span text:style-name="T3">visualizzare </text:span><text:span text:style-name="T6">a quale categoria appartiene Antoni</text:span><text:span text:style-name="T7">a</text:span><text:span text:style-name="T6"> Somma, </text:span><text:span text:style-name="T8">in seguito ad un erronea collocazione </text:span></text:p>
                <text:p text:style-name="P8"/>
              </text:list-item>
              <text:list-item>
                <text:p text:style-name="P7"><text:span text:style-name="T10">Giulio a</text:span><text:span text:style-name="T2">ccede alla sezione “</text:span><text:span text:style-name="T11"> </text:span><text:span text:style-name="T10">G</text:span><text:span text:style-name="T11">estione degli iscritti “e seleziona la voce “</text:span><text:span text:style-name="T12">ricerca avanzata </text:span><text:span text:style-name="T10">iscritto</text:span><text:span text:style-name="T12">”.</text:span></text:p>
                <text:p text:style-name="P9"/>
              </text:list-item>
              <text:list-item>
                <text:p text:style-name="P11"><text:span text:style-name="T10">Il sistema </text:span><text:span text:style-name="T2">mostra l'interfaccia richiesta </text:span><text:span text:style-name="T3">da Giulio</text:span></text:p>
                <text:p text:style-name="P8"/>
              </text:list-item>
              <text:list-item>
                <text:p text:style-name="P7"><text:span text:style-name="T2">Giulio scrive il nome “</text:span><text:span text:style-name="T6">Antoni</text:span><text:span text:style-name="T7">a</text:span><text:span text:style-name="T6"> Somma</text:span><text:span text:style-name="T2">” all'interno del campo </text:span><text:span text:style-name="T10">nome e preme sul tasto Ricerca.</text:span></text:p>
                <text:p text:style-name="P8"/>
              </text:list-item>
              <text:list-item>
                <text:p text:style-name="P12"><text:span text:style-name="T10">Il sistema</text:span> elabora le informazione ricevute e visualizza una lista, ordinata <text:span text:style-name="T10">per cognome,</text:span> con le relative informazioni.</text:p>
                <text:p text:style-name="P8"/>
              </text:list-item>
              <text:list-item>
                <text:p text:style-name="P7"><text:span text:style-name="T3">Giulio </text:span><text:span text:style-name="T10">legge il valore ”</text:span><text:span text:style-name="T13">Studente</text:span><text:span text:style-name="T10"> ”, </text:span><text:span text:style-name="T13">nel campo</text:span><text:span text:style-name="T10"> Categoria, </text:span><text:span text:style-name="T3"><text:s/></text:span><text:span text:style-name="T10">dal</text:span><text:span text:style-name="T3">la lista </text:span><text:span text:style-name="T13">s</text:span><text:span text:style-name="T10">ulla riga </text:span><text:span text:style-name="T13">che corrisponde all'iscritto cercato, con </text:span><text:span text:style-name="T10"><text:s text:c="2"/>nome <text:s/>“Antonio Somma”</text:span><text:span text:style-name="T6">.</text:span></text:p>
                <text:p text:style-name="P10"/>
              </text:list-item>
              <text:list-item>
                <text:p text:style-name="P7"><text:span text:style-name="T4">Giulio esce dalla propria ar</text:span><text:span text:style-name="T10">ea personale</text:span><text:span text:style-name="T3"> </text:span></text:p>
                <text:p text:style-name="P8"/>
              </text:list-item>
            </text:list>
          </table:table-cell>
        </table:table-row>
      </table:table>
      <text:p text:style-name="P4">SC_A_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11</meta:editing-cycles>
    <meta:generator>LibreOffice/3.6$Windows_x86 LibreOffice_project/da8c1e6-fd468f4-454e206-f42a4a9-143cfd</meta:generator>
    <dc:date>2012-10-23T12:16:20.62</dc:date>
    <meta:document-statistic meta:table-count="1" meta:image-count="0" meta:object-count="0" meta:page-count="1" meta:paragraph-count="13" meta:word-count="122" meta:character-count="837" meta:non-whitespace-character-count="724"/>
  </office:meta>
</office:document-meta>
</file>